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ial_6_best_model_batch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32])" office:value-type="float" office:value="0.0212836051411738" calcext:value-type="float">
            <text:p>0.0212836051411738</text:p>
          </table:table-cell>
          <table:table-cell table:style-name="ce1" table:formula="of:=AVERAGE([.C3:.C32])" office:value-type="float" office:value="0.952806345621745" calcext:value-type="float">
            <text:p>0.952806345621745</text:p>
          </table:table-cell>
          <table:table-cell table:style-name="ce1" table:formula="of:=AVERAGE([.D3:.D32])" office:value-type="float" office:value="0.16744931593496" calcext:value-type="float">
            <text:p>0.16744931593496</text:p>
          </table:table-cell>
          <table:table-cell table:style-name="ce1" table:formula="of:=AVERAGE([.E3:.E32])" office:value-type="float" office:value="0.0245316881563793" calcext:value-type="float">
            <text:p>0.0245316881563793</text:p>
          </table:table-cell>
          <table:table-cell table:style-name="ce1" table:formula="of:=AVERAGE([.F3:.F32])" office:value-type="float" office:value="0.0399439613297069" calcext:value-type="float">
            <text:p>0.0399439613297069</text:p>
          </table:table-cell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20023150_patch_14.csv</text:p>
          </table:table-cell>
          <table:table-cell office:value-type="float" office:value="0.0318037640093043" calcext:value-type="float">
            <text:p>0.0318037640093043</text:p>
          </table:table-cell>
          <table:table-cell office:value-type="float" office:value="0.912670135498047" calcext:value-type="float">
            <text:p>0.912670135498047</text:p>
          </table:table-cell>
          <table:table-cell office:value-type="float" office:value="0.237748972494467" calcext:value-type="float">
            <text:p>0.237748972494467</text:p>
          </table:table-cell>
          <table:table-cell office:value-type="float" office:value="0.0354149006310634" calcext:value-type="float">
            <text:p>0.0354149006310634</text:p>
          </table:table-cell>
          <table:table-cell office:value-type="float" office:value="0.0616469238021068" calcext:value-type="float">
            <text:p>0.0616469238021068</text:p>
          </table:table-cell>
        </table:table-row>
        <table:table-row table:style-name="ro1">
          <table:table-cell office:value-type="string" calcext:value-type="string">
            <text:p>20023150_patch_6.csv</text:p>
          </table:table-cell>
          <table:table-cell office:value-type="float" office:value="0.012920281490859" calcext:value-type="float">
            <text:p>0.012920281490859</text:p>
          </table:table-cell>
          <table:table-cell office:value-type="float" office:value="0.898872375488281" calcext:value-type="float">
            <text:p>0.898872375488281</text:p>
          </table:table-cell>
          <table:table-cell office:value-type="float" office:value="0.256656804733728" calcext:value-type="float">
            <text:p>0.256656804733728</text:p>
          </table:table-cell>
          <table:table-cell office:value-type="float" office:value="0.0134225591830419" calcext:value-type="float">
            <text:p>0.0134225591830419</text:p>
          </table:table-cell>
          <table:table-cell office:value-type="float" office:value="0.0255109542714307" calcext:value-type="float">
            <text:p>0.0255109542714307</text:p>
          </table:table-cell>
        </table:table-row>
        <table:table-row table:style-name="ro1">
          <table:table-cell office:value-type="string" calcext:value-type="string">
            <text:p>19983102_patch_49.csv</text:p>
          </table:table-cell>
          <table:table-cell office:value-type="float" office:value="0" calcext:value-type="float">
            <text:p>0</text:p>
          </table:table-cell>
          <table:table-cell office:value-type="float" office:value="0.98175048828125" calcext:value-type="float">
            <text:p>0.981750488281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06.csv</text:p>
          </table:table-cell>
          <table:table-cell office:value-type="float" office:value="0" calcext:value-type="float">
            <text:p>0</text:p>
          </table:table-cell>
          <table:table-cell office:value-type="float" office:value="0.940902709960938" calcext:value-type="float">
            <text:p>0.940902709960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12.csv</text:p>
          </table:table-cell>
          <table:table-cell office:value-type="float" office:value="0.122613065326633" calcext:value-type="float">
            <text:p>0.122613065326633</text:p>
          </table:table-cell>
          <table:table-cell office:value-type="float" office:value="0.960037231445313" calcext:value-type="float">
            <text:p>0.960037231445313</text:p>
          </table:table-cell>
          <table:table-cell office:value-type="float" office:value="0.339045854562297" calcext:value-type="float">
            <text:p>0.339045854562297</text:p>
          </table:table-cell>
          <table:table-cell office:value-type="float" office:value="0.161127008584636" calcext:value-type="float">
            <text:p>0.161127008584636</text:p>
          </table:table-cell>
          <table:table-cell office:value-type="float" office:value="0.218442256042972" calcext:value-type="float">
            <text:p>0.218442256042972</text:p>
          </table:table-cell>
        </table:table-row>
        <table:table-row table:style-name="ro1">
          <table:table-cell office:value-type="string" calcext:value-type="string">
            <text:p>19993132_patch_99.csv</text:p>
          </table:table-cell>
          <table:table-cell office:value-type="float" office:value="0.0930488860899" calcext:value-type="float">
            <text:p>0.0930488860899</text:p>
          </table:table-cell>
          <table:table-cell office:value-type="float" office:value="0.912101745605469" calcext:value-type="float">
            <text:p>0.912101745605469</text:p>
          </table:table-cell>
          <table:table-cell office:value-type="float" office:value="0.581692913385827" calcext:value-type="float">
            <text:p>0.581692913385827</text:p>
          </table:table-cell>
          <table:table-cell office:value-type="float" office:value="0.09972158947102" calcext:value-type="float">
            <text:p>0.09972158947102</text:p>
          </table:table-cell>
          <table:table-cell office:value-type="float" office:value="0.170255671588045" calcext:value-type="float">
            <text:p>0.170255671588045</text:p>
          </table:table-cell>
        </table:table-row>
        <table:table-row table:style-name="ro1">
          <table:table-cell office:value-type="string" calcext:value-type="string">
            <text:p>20023150_patch_141.csv</text:p>
          </table:table-cell>
          <table:table-cell office:value-type="float" office:value="0.0446155934043564" calcext:value-type="float">
            <text:p>0.0446155934043564</text:p>
          </table:table-cell>
          <table:table-cell office:value-type="float" office:value="0.892581939697266" calcext:value-type="float">
            <text:p>0.892581939697266</text:p>
          </table:table-cell>
          <table:table-cell office:value-type="float" office:value="0.268696362893339" calcext:value-type="float">
            <text:p>0.268696362893339</text:p>
          </table:table-cell>
          <table:table-cell office:value-type="float" office:value="0.0507820042479243" calcext:value-type="float">
            <text:p>0.0507820042479243</text:p>
          </table:table-cell>
          <table:table-cell office:value-type="float" office:value="0.0854201175744584" calcext:value-type="float">
            <text:p>0.0854201175744584</text:p>
          </table:table-cell>
        </table:table-row>
        <table:table-row table:style-name="ro1">
          <table:table-cell office:value-type="string" calcext:value-type="string">
            <text:p>19993132_patch_62.csv</text:p>
          </table:table-cell>
          <table:table-cell office:value-type="float" office:value="0.0271836622050504" calcext:value-type="float">
            <text:p>0.0271836622050504</text:p>
          </table:table-cell>
          <table:table-cell office:value-type="float" office:value="0.919319152832031" calcext:value-type="float">
            <text:p>0.919319152832031</text:p>
          </table:table-cell>
          <table:table-cell office:value-type="float" office:value="0.341421143847487" calcext:value-type="float">
            <text:p>0.341421143847487</text:p>
          </table:table-cell>
          <table:table-cell office:value-type="float" office:value="0.0286879277704966" calcext:value-type="float">
            <text:p>0.0286879277704966</text:p>
          </table:table-cell>
          <table:table-cell office:value-type="float" office:value="0.0529285330467491" calcext:value-type="float">
            <text:p>0.0529285330467491</text:p>
          </table:table-cell>
        </table:table-row>
        <table:table-row table:style-name="ro1">
          <table:table-cell office:value-type="string" calcext:value-type="string">
            <text:p>19993109_patch_7.csv</text:p>
          </table:table-cell>
          <table:table-cell office:value-type="float" office:value="0" calcext:value-type="float">
            <text:p>0</text:p>
          </table:table-cell>
          <table:table-cell office:value-type="float" office:value="0.993495941162109" calcext:value-type="float">
            <text:p>0.9934959411621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48.csv</text:p>
          </table:table-cell>
          <table:table-cell office:value-type="float" office:value="0.0182682154171067" calcext:value-type="float">
            <text:p>0.0182682154171067</text:p>
          </table:table-cell>
          <table:table-cell office:value-type="float" office:value="0.929069519042969" calcext:value-type="float">
            <text:p>0.929069519042969</text:p>
          </table:table-cell>
          <table:table-cell office:value-type="float" office:value="0.286661143330572" calcext:value-type="float">
            <text:p>0.286661143330572</text:p>
          </table:table-cell>
          <table:table-cell office:value-type="float" office:value="0.0191382266718292" calcext:value-type="float">
            <text:p>0.0191382266718292</text:p>
          </table:table-cell>
          <table:table-cell office:value-type="float" office:value="0.0358809499118532" calcext:value-type="float">
            <text:p>0.0358809499118532</text:p>
          </table:table-cell>
        </table:table-row>
        <table:table-row table:style-name="ro1">
          <table:table-cell office:value-type="string" calcext:value-type="string">
            <text:p>19993132_patch_56.csv</text:p>
          </table:table-cell>
          <table:table-cell office:value-type="float" office:value="0" calcext:value-type="float">
            <text:p>0</text:p>
          </table:table-cell>
          <table:table-cell office:value-type="float" office:value="0.994213104248047" calcext:value-type="float">
            <text:p>0.994213104248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76.csv</text:p>
          </table:table-cell>
          <table:table-cell office:value-type="float" office:value="0.00226806350577816" calcext:value-type="float">
            <text:p>0.00226806350577816</text:p>
          </table:table-cell>
          <table:table-cell office:value-type="float" office:value="0.929519653320313" calcext:value-type="float">
            <text:p>0.929519653320313</text:p>
          </table:table-cell>
          <table:table-cell office:value-type="float" office:value="0.336" calcext:value-type="float">
            <text:p>0.336</text:p>
          </table:table-cell>
          <table:table-cell office:value-type="float" office:value="0.00227827502034174" calcext:value-type="float">
            <text:p>0.00227827502034174</text:p>
          </table:table-cell>
          <table:table-cell office:value-type="float" office:value="0.00452586206896552" calcext:value-type="float">
            <text:p>0.00452586206896552</text:p>
          </table:table-cell>
        </table:table-row>
        <table:table-row table:style-name="ro1">
          <table:table-cell office:value-type="string" calcext:value-type="string">
            <text:p>19993110_patch_14.csv</text:p>
          </table:table-cell>
          <table:table-cell office:value-type="float" office:value="0" calcext:value-type="float">
            <text:p>0</text:p>
          </table:table-cell>
          <table:table-cell office:value-type="float" office:value="0.997467041015625" calcext:value-type="float">
            <text:p>0.997467041015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36.csv</text:p>
          </table:table-cell>
          <table:table-cell office:value-type="float" office:value="0.00133824021411843" calcext:value-type="float">
            <text:p>0.00133824021411843</text:p>
          </table:table-cell>
          <table:table-cell office:value-type="float" office:value="0.977226257324219" calcext:value-type="float">
            <text:p>0.977226257324219</text:p>
          </table:table-cell>
          <table:table-cell office:value-type="float" office:value="0.00428724544480172" calcext:value-type="float">
            <text:p>0.00428724544480172</text:p>
          </table:table-cell>
          <table:table-cell office:value-type="float" office:value="0.00194174757281553" calcext:value-type="float">
            <text:p>0.00194174757281553</text:p>
          </table:table-cell>
          <table:table-cell office:value-type="float" office:value="0.00267290344136318" calcext:value-type="float">
            <text:p>0.00267290344136318</text:p>
          </table:table-cell>
        </table:table-row>
        <table:table-row table:style-name="ro1">
          <table:table-cell office:value-type="string" calcext:value-type="string">
            <text:p>20023150_patch_86.csv</text:p>
          </table:table-cell>
          <table:table-cell office:value-type="float" office:value="0.00682261208576998" calcext:value-type="float">
            <text:p>0.00682261208576998</text:p>
          </table:table-cell>
          <table:table-cell office:value-type="float" office:value="0.887271881103516" calcext:value-type="float">
            <text:p>0.887271881103516</text:p>
          </table:table-cell>
          <table:table-cell office:value-type="float" office:value="0.281553398058252" calcext:value-type="float">
            <text:p>0.281553398058252</text:p>
          </table:table-cell>
          <table:table-cell office:value-type="float" office:value="0.00694349432206868" calcext:value-type="float">
            <text:p>0.00694349432206868</text:p>
          </table:table-cell>
          <table:table-cell office:value-type="float" office:value="0.0135527589545015" calcext:value-type="float">
            <text:p>0.0135527589545015</text:p>
          </table:table-cell>
        </table:table-row>
        <table:table-row table:style-name="ro1">
          <table:table-cell office:value-type="string" calcext:value-type="string">
            <text:p>19993109_patch_13.csv</text:p>
          </table:table-cell>
          <table:table-cell office:value-type="float" office:value="0.0532755544226357" calcext:value-type="float">
            <text:p>0.0532755544226357</text:p>
          </table:table-cell>
          <table:table-cell office:value-type="float" office:value="0.985832214355469" calcext:value-type="float">
            <text:p>0.985832214355469</text:p>
          </table:table-cell>
          <table:table-cell office:value-type="float" office:value="0.27682119205298" calcext:value-type="float">
            <text:p>0.27682119205298</text:p>
          </table:table-cell>
          <table:table-cell office:value-type="float" office:value="0.0618892508143323" calcext:value-type="float">
            <text:p>0.0618892508143323</text:p>
          </table:table-cell>
          <table:table-cell office:value-type="float" office:value="0.101161665053243" calcext:value-type="float">
            <text:p>0.101161665053243</text:p>
          </table:table-cell>
        </table:table-row>
        <table:table-row table:style-name="ro1">
          <table:table-cell office:value-type="string" calcext:value-type="string">
            <text:p>19983102_patch_36.csv</text:p>
          </table:table-cell>
          <table:table-cell office:value-type="float" office:value="0" calcext:value-type="float">
            <text:p>0</text:p>
          </table:table-cell>
          <table:table-cell office:value-type="float" office:value="0.978237152099609" calcext:value-type="float">
            <text:p>0.97823715209960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147.csv</text:p>
          </table:table-cell>
          <table:table-cell office:value-type="float" office:value="0.010035068788778" calcext:value-type="float">
            <text:p>0.010035068788778</text:p>
          </table:table-cell>
          <table:table-cell office:value-type="float" office:value="0.930004119873047" calcext:value-type="float">
            <text:p>0.930004119873047</text:p>
          </table:table-cell>
          <table:table-cell office:value-type="float" office:value="0.228501228501229" calcext:value-type="float">
            <text:p>0.228501228501229</text:p>
          </table:table-cell>
          <table:table-cell office:value-type="float" office:value="0.0103869994974033" calcext:value-type="float">
            <text:p>0.0103869994974033</text:p>
          </table:table-cell>
          <table:table-cell office:value-type="float" office:value="0.0198707334009935" calcext:value-type="float">
            <text:p>0.0198707334009935</text:p>
          </table:table-cell>
        </table:table-row>
        <table:table-row table:style-name="ro1">
          <table:table-cell office:value-type="string" calcext:value-type="string">
            <text:p>20023150_patch_32.csv</text:p>
          </table:table-cell>
          <table:table-cell office:value-type="float" office:value="0.00186748337939792" calcext:value-type="float">
            <text:p>0.00186748337939792</text:p>
          </table:table-cell>
          <table:table-cell office:value-type="float" office:value="0.949028015136719" calcext:value-type="float">
            <text:p>0.949028015136719</text:p>
          </table:table-cell>
          <table:table-cell office:value-type="float" office:value="0.192307692307692" calcext:value-type="float">
            <text:p>0.192307692307692</text:p>
          </table:table-cell>
          <table:table-cell office:value-type="float" office:value="0.00188224664960096" calcext:value-type="float">
            <text:p>0.00188224664960096</text:p>
          </table:table-cell>
          <table:table-cell office:value-type="float" office:value="0.00372800477184611" calcext:value-type="float">
            <text:p>0.00372800477184611</text:p>
          </table:table-cell>
        </table:table-row>
        <table:table-row table:style-name="ro1">
          <table:table-cell office:value-type="string" calcext:value-type="string">
            <text:p>20013122_patch_8.csv</text:p>
          </table:table-cell>
          <table:table-cell office:value-type="float" office:value="0.00551488066939241" calcext:value-type="float">
            <text:p>0.00551488066939241</text:p>
          </table:table-cell>
          <table:table-cell office:value-type="float" office:value="0.960102081298828" calcext:value-type="float">
            <text:p>0.960102081298828</text:p>
          </table:table-cell>
          <table:table-cell office:value-type="float" office:value="0.0258007117437722" calcext:value-type="float">
            <text:p>0.0258007117437722</text:p>
          </table:table-cell>
          <table:table-cell office:value-type="float" office:value="0.0069652936231536" calcext:value-type="float">
            <text:p>0.0069652936231536</text:p>
          </table:table-cell>
          <table:table-cell office:value-type="float" office:value="0.0109692671394799" calcext:value-type="float">
            <text:p>0.0109692671394799</text:p>
          </table:table-cell>
        </table:table-row>
        <table:table-row table:style-name="ro1">
          <table:table-cell office:value-type="string" calcext:value-type="string">
            <text:p>20023150_patch_134.csv</text:p>
          </table:table-cell>
          <table:table-cell office:value-type="float" office:value="0.0606228182352331" calcext:value-type="float">
            <text:p>0.0606228182352331</text:p>
          </table:table-cell>
          <table:table-cell office:value-type="float" office:value="0.896320343017578" calcext:value-type="float">
            <text:p>0.896320343017578</text:p>
          </table:table-cell>
          <table:table-cell office:value-type="float" office:value="0.340781037497571" calcext:value-type="float">
            <text:p>0.340781037497571</text:p>
          </table:table-cell>
          <table:table-cell office:value-type="float" office:value="0.0686765857478465" calcext:value-type="float">
            <text:p>0.0686765857478465</text:p>
          </table:table-cell>
          <table:table-cell office:value-type="float" office:value="0.114315508195653" calcext:value-type="float">
            <text:p>0.114315508195653</text:p>
          </table:table-cell>
        </table:table-row>
        <table:table-row table:style-name="ro1">
          <table:table-cell office:value-type="string" calcext:value-type="string">
            <text:p>19993110_patch_3.csv</text:p>
          </table:table-cell>
          <table:table-cell office:value-type="float" office:value="0" calcext:value-type="float">
            <text:p>0</text:p>
          </table:table-cell>
          <table:table-cell office:value-type="float" office:value="0.994213104248047" calcext:value-type="float">
            <text:p>0.994213104248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50.csv</text:p>
          </table:table-cell>
          <table:table-cell office:value-type="float" office:value="0" calcext:value-type="float">
            <text:p>0</text:p>
          </table:table-cell>
          <table:table-cell office:value-type="float" office:value="0.998855590820313" calcext:value-type="float">
            <text:p>0.998855590820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63.csv</text:p>
          </table:table-cell>
          <table:table-cell office:value-type="float" office:value="0.00141816540965642" calcext:value-type="float">
            <text:p>0.00141816540965642</text:p>
          </table:table-cell>
          <table:table-cell office:value-type="float" office:value="0.940906524658203" calcext:value-type="float">
            <text:p>0.940906524658203</text:p>
          </table:table-cell>
          <table:table-cell office:value-type="float" office:value="0.194690265486726" calcext:value-type="float">
            <text:p>0.194690265486726</text:p>
          </table:table-cell>
          <table:table-cell office:value-type="float" office:value="0.0014265335235378" calcext:value-type="float">
            <text:p>0.0014265335235378</text:p>
          </table:table-cell>
          <table:table-cell office:value-type="float" office:value="0.00283231412938526" calcext:value-type="float">
            <text:p>0.00283231412938526</text:p>
          </table:table-cell>
        </table:table-row>
        <table:table-row table:style-name="ro1">
          <table:table-cell office:value-type="string" calcext:value-type="string">
            <text:p>19993110_patch_23.csv</text:p>
          </table:table-cell>
          <table:table-cell office:value-type="float" office:value="0.0148191478989958" calcext:value-type="float">
            <text:p>0.0148191478989958</text:p>
          </table:table-cell>
          <table:table-cell office:value-type="float" office:value="0.961452484130859" calcext:value-type="float">
            <text:p>0.961452484130859</text:p>
          </table:table-cell>
          <table:table-cell office:value-type="float" office:value="0.0632016632016632" calcext:value-type="float">
            <text:p>0.0632016632016632</text:p>
          </table:table-cell>
          <table:table-cell office:value-type="float" office:value="0.0189905047476262" calcext:value-type="float">
            <text:p>0.0189905047476262</text:p>
          </table:table-cell>
          <table:table-cell office:value-type="float" office:value="0.0292054952445" calcext:value-type="float">
            <text:p>0.0292054952445</text:p>
          </table:table-cell>
        </table:table-row>
        <table:table-row table:style-name="ro1">
          <table:table-cell office:value-type="string" calcext:value-type="string">
            <text:p>20013122_patch_60.csv</text:p>
          </table:table-cell>
          <table:table-cell office:value-type="float" office:value="0.00801673056814221" calcext:value-type="float">
            <text:p>0.00801673056814221</text:p>
          </table:table-cell>
          <table:table-cell office:value-type="float" office:value="0.989143371582031" calcext:value-type="float">
            <text:p>0.989143371582031</text:p>
          </table:table-cell>
          <table:table-cell office:value-type="float" office:value="0.0480167014613779" calcext:value-type="float">
            <text:p>0.0480167014613779</text:p>
          </table:table-cell>
          <table:table-cell office:value-type="float" office:value="0.00953170327393286" calcext:value-type="float">
            <text:p>0.00953170327393286</text:p>
          </table:table-cell>
          <table:table-cell office:value-type="float" office:value="0.0159059474412172" calcext:value-type="float">
            <text:p>0.0159059474412172</text:p>
          </table:table-cell>
        </table:table-row>
        <table:table-row table:style-name="ro1">
          <table:table-cell office:value-type="string" calcext:value-type="string">
            <text:p>19993109_patch_70.csv</text:p>
          </table:table-cell>
          <table:table-cell office:value-type="float" office:value="0.0769230769230769" calcext:value-type="float">
            <text:p>0.0769230769230769</text:p>
          </table:table-cell>
          <table:table-cell office:value-type="float" office:value="0.990478515625" calcext:value-type="float">
            <text:p>0.990478515625</text:p>
          </table:table-cell>
          <table:table-cell office:value-type="float" office:value="0.428865979381443" calcext:value-type="float">
            <text:p>0.428865979381443</text:p>
          </table:table-cell>
          <table:table-cell office:value-type="float" office:value="0.0857025133910177" calcext:value-type="float">
            <text:p>0.0857025133910177</text:p>
          </table:table-cell>
          <table:table-cell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string" calcext:value-type="string">
            <text:p>19993109_patch_31.csv</text:p>
          </table:table-cell>
          <table:table-cell office:value-type="float" office:value="0" calcext:value-type="float">
            <text:p>0</text:p>
          </table:table-cell>
          <table:table-cell office:value-type="float" office:value="0.997970581054688" calcext:value-type="float">
            <text:p>0.997970581054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5.csv</text:p>
          </table:table-cell>
          <table:table-cell office:value-type="float" office:value="0.00164690382081686" calcext:value-type="float">
            <text:p>0.00164690382081686</text:p>
          </table:table-cell>
          <table:table-cell office:value-type="float" office:value="0.988437652587891" calcext:value-type="float">
            <text:p>0.988437652587891</text:p>
          </table:table-cell>
          <table:table-cell office:value-type="float" office:value="0.0197628458498024" calcext:value-type="float">
            <text:p>0.0197628458498024</text:p>
          </table:table-cell>
          <table:table-cell office:value-type="float" office:value="0.00179340028694405" calcext:value-type="float">
            <text:p>0.00179340028694405</text:p>
          </table:table-cell>
          <table:table-cell office:value-type="float" office:value="0.00328839197632358" calcext:value-type="float">
            <text:p>0.00328839197632358</text:p>
          </table:table-cell>
        </table:table-row>
        <table:table-row table:style-name="ro1">
          <table:table-cell office:value-type="string" calcext:value-type="string">
            <text:p>20023150_patch_80.csv</text:p>
          </table:table-cell>
          <table:table-cell office:value-type="float" office:value="0.0434859403702134" calcext:value-type="float">
            <text:p>0.0434859403702134</text:p>
          </table:table-cell>
          <table:table-cell office:value-type="float" office:value="0.896709442138672" calcext:value-type="float">
            <text:p>0.896709442138672</text:p>
          </table:table-cell>
          <table:table-cell office:value-type="float" office:value="0.270966321813779" calcext:value-type="float">
            <text:p>0.270966321813779</text:p>
          </table:table-cell>
          <table:table-cell office:value-type="float" office:value="0.0492478796607457" calcext:value-type="float">
            <text:p>0.0492478796607457</text:p>
          </table:table-cell>
          <table:table-cell office:value-type="float" office:value="0.0833474389789769" calcext:value-type="float">
            <text:p>0.08334743897897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4T17:09:32.742764634</dc:date>
    <meta:editing-duration>PT17S</meta:editing-duration>
    <meta:editing-cycles>1</meta:editing-cycles>
    <meta:document-statistic meta:table-count="1" meta:cell-count="192" meta:object-count="0"/>
    <meta:generator>LibreOffice/7.6.7.2$Linux_X86_64 LibreOffice_project/60$Build-2</meta:generator>
  </office:meta>
</office:document-meta>
</file>